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1.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30"/>
    <style:style style:name="ce6" style:family="table-cell" style:parent-style-name="Default" style:data-style-name="N13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Weight (g in air)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0x150mm tube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1" office:value-type="string" calcext:value-type="string">
            <text:p>Tube Volu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mm flange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iame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formula="of:=[.F3]/1000" office:value-type="float" office:value="0.05" calcext:value-type="float">
            <text:p>0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50mm dom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table:formula="of:=[.F4]/1000" office:value-type="float" office:value="0.15" calcext:value-type="float">
            <text:p>0.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4x threaded cap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Volume</text:p>
          </table:table-cell>
          <table:table-cell table:style-name="ce4" table:formula="of:=[.H5]*1000000" office:value-type="float" office:value="294.524311274043" calcext:value-type="float">
            <text:p>294.52</text:p>
          </table:table-cell>
          <table:table-cell office:value-type="string" calcext:value-type="string">
            <text:p>cm3</text:p>
          </table:table-cell>
          <table:table-cell table:formula="of:=(1/4)*PI()*([.H3]^2)*([.H4])" office:value-type="float" office:value="0.000294524311274043" calcext:value-type="float">
            <text:p>0.000294524311274043</text:p>
          </table:table-cell>
          <table:table-cell office:value-type="string" calcext:value-type="string">
            <text:p>m3</text:p>
          </table:table-cell>
        </table:table-row>
        <table:table-row table:style-name="ro2">
          <table:table-cell office:value-type="string" calcext:value-type="string">
            <text:p>Relief val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style-name="ce5" table:formula="of:=[.H5]*1000" office:value-type="float" office:value="0.294524311274043" calcext:value-type="float">
            <text:p>0.2945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D extern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Tube Calc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TP Wetlink Con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ystem Mass</text:p>
          </table:table-cell>
          <table:table-cell table:formula="of:=SUM([.B2:.B36])" office:value-type="float" office:value="370" calcext:value-type="float">
            <text:p>370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F9]/1000" office:value-type="float" office:value="0.37" calcext:value-type="float">
            <text:p>0.3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screws/orings/et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orce</text:p>
          </table:table-cell>
          <table:table-cell table:style-name="ce6" table:formula="of:=([.F10])*-9.81" office:value-type="float" office:value="-3.6297" calcext:value-type="float">
            <text:p>-3.630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last Mas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ce3" office:value-type="string" calcext:value-type="string">
            <text:p>Boyanc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Buoyant force</text:p>
          </table:table-cell>
          <table:table-cell table:style-name="ce6" table:formula="of:=[.H15]*[.H5]*[.H14]" office:value-type="float" office:value="2.96151558093832" calcext:value-type="float">
            <text:p>2.962</text:p>
          </table:table-cell>
          <table:table-cell office:value-type="string" calcext:value-type="string">
            <text:p>N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ms^2 gravit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splacement</text:p>
          </table:table-cell>
          <table:table-cell table:style-name="ce6" table:formula="of:=[.H15]*[.H5]" office:value-type="float" office:value="0.301887419055894" calcext:value-type="float">
            <text:p>0.302</text:p>
          </table:table-cell>
          <table:table-cell office:value-type="string" calcext:value-type="string">
            <text:p>kg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kg/m^3 salt water density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Kinematic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et Force</text:p>
          </table:table-cell>
          <table:table-cell table:style-name="ce5" table:formula="of:=[.F14]+[.F11]" office:value-type="float" office:value="-0.668184419061678" calcext:value-type="float">
            <text:p>-0.6682</text:p>
          </table:table-cell>
          <table:table-cell office:value-type="string" calcext:value-type="string">
            <text:p>N</text:p>
          </table:table-cell>
          <table:table-cell table:style-name="ce7" table:formula="of:=IF([.F18]&gt;0;&quot;Positive&quot;;&quot;Negative&quot;)" office:value-type="string" office:string-value="Negative" calcext:value-type="string">
            <text:p>Negative</text:p>
          </table:table-cell>
          <table:table-cell table:style-name="ce1" office:value-type="string" calcext:value-type="string">
            <text:p><text:s/>boyanc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cceleration</text:p>
          </table:table-cell>
          <table:table-cell table:style-name="ce5" table:formula="of:=[.F18]/[.F10]" office:value-type="float" office:value="-1.80590383530183" calcext:value-type="float">
            <text:p>-1.8059</text:p>
          </table:table-cell>
          <table:table-cell office:value-type="string" calcext:value-type="string">
            <text:p>m/s2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IF([.F18]&gt;0;&quot;Time to surface&quot;;&quot;Time to sink&quot;)" office:value-type="string" office:string-value="Time to sink" calcext:value-type="string">
            <text:p>Time to sink</text:p>
          </table:table-cell>
          <table:table-cell table:style-name="ce5" table:formula="of:=SQRT((2*[.H20])/([.F19]*IF([.F18]&gt;0;1;-1)))" office:value-type="float" office:value="3.32788022976507" calcext:value-type="float">
            <text:p>3.3279</text:p>
          </table:table-cell>
          <table:table-cell office:value-type="string" calcext:value-type="string">
            <text:p>secon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 dep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2:19:18.470875724</meta:creation-date>
    <dc:date>2023-07-31T13:44:29.052207902</dc:date>
    <meta:editing-duration>PT1H25M11S</meta:editing-duration>
    <meta:editing-cycles>1</meta:editing-cycles>
    <meta:document-statistic meta:table-count="1" meta:cell-count="76" meta:object-count="0"/>
    <meta:generator>LibreOffice/7.5.5.2$Linux_X86_64 LibreOffice_project/50$Build-2</meta:generator>
  </office:meta>
</office:document-meta>
</file>